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Helvetica, sans-serif, serif, EmojiFont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Calibri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 entreprise</text:p>
      <text:p text:style-name="Standard">Adresse</text:p>
      <text:p text:style-name="Standard">CP, ville, pays</text:p>
      <text:p text:style-name="Standard">téléphone</text:p>
      <text:p text:style-name="Standard">email</text:p>
      <text:p text:style-name="Standard">représentant</text:p>
      <text:p text:style-name="Standard">groupement</text:p>
      <text:p text:style-name="Standard"/>
      <text:p text:style-name="Standard">Nom et prénom contact 1 </text:p>
      <text:p text:style-name="Standard">Nom et prénom contact 2 etc.</text:p>
      <text:p text:style-name="Standard">(noms à cocher pour apparaître sur la liste d'envois + lien vers la fiche contact)</text:p>
      <text:p text:style-name="Standard"/>
      <text:p text:style-name="Standard">Remarque</text:p>
      <text:p text:style-name="Standard"/>
      <text:p text:style-name="Standard">type de structure (librairie ou grande surface culturelle ; presse ou blogs)</text:p>
      <text:p text:style-name="Standard">envoi systématique (« all » ou par genre)</text:p>
      <text:p text:style-name="Standard"/>
      <text:p text:style-name="Standard">Liste des SP</text:p>
      <text:p text:style-name="Standard">Titre du livre<text:tab/>envoi (case à cocher si envoi)<text:tab/>champs contact (individu ou entreprise, il faudrait que ça se remplisse automatiquement quand on coche la case envoi selon si c'est sur la fiche contact ou entreprise)<text:tab/>champs envoi (en « char » : date ou « inconnu »)</text:p>
      <text:p text:style-name="Standard">(lier la case et les champs à la table « Envoi » pour mettre à jour automatiquement, si le champs d'envoi est vide pour plusieurs livres = envoi groupé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Helvetica, sans-serif, serif, EmojiFont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rgane Laborde</meta:initial-creator>
    <meta:creation-date>2017-08-15T14:27:30.05</meta:creation-date>
    <dc:date>2017-08-15T15:16:37.01</dc:date>
    <dc:creator>Morgane Laborde</dc:creator>
    <meta:editing-duration>PT49M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6" meta:word-count="137" meta:character-count="757"/>
  </office:meta>
</office:document-meta>
</file>